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7.17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1.291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1|knows_shield_1|knows_athletics_3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ironflesh_1|knows_power_throw_3|knows_athletics_2|knows_riding_4|knows_horse_archery_3|knows_looting_1|knows_tracking_1|knows_pathfinding_2|knows_spotting_1|knows_wound_treatment_1|knows_persuasion_1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ironflesh_1|knows_power_throw_3|knows_athletics_2|knows_riding_4|knows_horse_archery_3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| int_3| cha_3|level(40),wp(75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| int_3| cha_3|level(40),wp(75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| int_3| cha_3|level(50),wp(90),knows_power_strike_6|knows_ironflesh_11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| int_3| cha_3|level(50),wp(90),knows_power_strike_6|knows_ironflesh_11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| int_3| cha_3|level(58),wp(100),knows_power_strike_6|knows_ironflesh_12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| int_3| cha_3|level(58),wp(100),knows_power_strike_6|knows_ironflesh_12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8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8),wp(90),knows_power_strike_6|knows_ironflesh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8),wp(90),knows_power_strike_6|knows_ironflesh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48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9|knows_ironflesh_13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8),wp(120),knows_power_strike_9|knows_ironflesh_13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8),wp(120),knows_power_strike_9|knows_ironflesh_13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| int_3| cha_3|level(40),wp(75),knows_power_strike_5|knows_ironflesh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| int_3| cha_3|level(40),wp(75),knows_power_strike_5|knows_ironflesh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50),wp(8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50),wp(85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58),wp(100),knows_power_strike_6|knows_ironflesh_12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58),wp(100),knows_power_strike_6|knows_ironflesh_12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| int_3| cha_3|level(40),wp(9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| int_3| cha_3|level(40),wp(9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50),wp(100),knows_power_strike_6|knows_ironflesh_12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50),wp(100),knows_power_strike_6|knows_ironflesh_12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30)</text:p>
          </table:table-cell>
          <table:table-cell table:style-name="ce23" office:value-type="string" calcext:value-type="string">
            <text:p>knows_power_strike_7|knows_ironflesh_13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1),wp(130),knows_power_strike_7|knows_ironflesh_13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1),wp(130),knows_power_strike_7|knows_ironflesh_13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0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4:47:50.9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3-10T14:48:26.029000000</dc:date>
    <meta:editing-cycles>374</meta:editing-cycles>
    <meta:editing-duration>P5DT55M45S</meta:editing-duration>
    <meta:document-statistic meta:table-count="2" meta:cell-count="7111" meta:object-count="0"/>
  </office:meta>
</office:document-meta>
</file>